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3mm"/>
    </style:style>
    <style:style style:name="co3" style:family="table-column">
      <style:table-column-properties fo:break-before="auto" style:column-width="29.81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39.55mm"/>
    </style:style>
    <style:style style:name="co6" style:family="table-column">
      <style:table-column-properties fo:break-before="auto" style:column-width="18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50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partament" table:style-name="ta1">
        <table:table-column table:style-name="co1" table:number-columns-repeated="3" table:default-cell-style-name="ce8"/>
        <table:table-column table:style-name="co2" table:default-cell-style-name="ce9"/>
        <table:table-row table:style-name="ro1">
          <table:table-cell table:style-name="ce7" office:value-type="string" calcext:value-type="string">
            <text:p>Num_d</text:p>
          </table:table-cell>
          <table:table-cell table:style-name="ce7" office:value-type="string" calcext:value-type="string">
            <text:p>Nom_d</text:p>
          </table:table-cell>
          <table:table-cell table:style-name="ce7" office:value-type="string" calcext:value-type="string">
            <text:p>Director</text:p>
          </table:table-cell>
          <table:table-cell table:style-name="ce7" office:value-type="string" calcext:value-type="string">
            <text:p>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ecció</text:p>
          </table:table-cell>
          <table:table-cell office:value-type="float" office:value="18932165" calcext:value-type="float">
            <text:p>18932165</text:p>
          </table:table-cell>
          <table:table-cell office:value-type="date" office:date-value="1995-01-01" calcext:value-type="date">
            <text:p>01/01/95 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</text:p>
          </table:table-cell>
          <table:table-cell office:value-type="float" office:value="18900111" calcext:value-type="float">
            <text:p>18900111</text:p>
          </table:table-cell>
          <table:table-cell office:value-type="date" office:date-value="1997-10-01" calcext:value-type="date">
            <text:p>01/10/97 0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tabilitat</text:p>
          </table:table-cell>
          <table:table-cell office:value-type="float" office:value="18933333" calcext:value-type="float">
            <text:p>18933333</text:p>
          </table:table-cell>
          <table:table-cell office:value-type="date" office:date-value="1995-01-01" calcext:value-type="date">
            <text:p>01/01/95 0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formàtica</text:p>
          </table:table-cell>
          <table:table-cell office:value-type="float" office:value="18934567" calcext:value-type="float">
            <text:p>18934567</text:p>
          </table:table-cell>
          <table:table-cell office:value-type="date" office:date-value="1997-12-28" calcext:value-type="date">
            <text:p>28/12/97 0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ercial</text:p>
          </table:table-cell>
          <table:table-cell office:value-type="float" office:value="18944444" calcext:value-type="float">
            <text:p>18944444</text:p>
          </table:table-cell>
          <table:table-cell office:value-type="date" office:date-value="1996-01-12" calcext:value-type="date">
            <text:p>12/01/96 00:00</text:p>
          </table:table-cell>
        </table:table-row>
      </table:table>
      <table:table table:name="Empleat" table:style-name="ta1">
        <table:table-column table:style-name="co1" table:number-columns-repeated="5" table:default-cell-style-name="ce8"/>
        <table:table-column table:style-name="co1" table:default-cell-style-name="ce9"/>
        <table:table-column table:style-name="co1" table:number-columns-repeated="2" table:default-cell-style-name="ce8"/>
        <table:table-row table:style-name="ro1">
          <table:table-cell table:style-name="ce7" office:value-type="string" calcext:value-type="string">
            <text:p>Dni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Adreça</text:p>
          </table:table-cell>
          <table:table-cell table:style-name="ce7" office:value-type="string" calcext:value-type="string">
            <text:p>Telèfon</text:p>
          </table:table-cell>
          <table:table-cell table:style-name="ce7" office:value-type="string" calcext:value-type="string">
            <text:p>Sou</text:p>
          </table:table-cell>
          <table:table-cell table:style-name="ce7" office:value-type="string" calcext:value-type="string">
            <text:p>Data_n</text:p>
          </table:table-cell>
          <table:table-cell table:style-name="ce7" office:value-type="string" calcext:value-type="string">
            <text:p>Departament</text:p>
          </table:table-cell>
          <table:table-cell table:style-name="ce7" office:value-type="string" calcext:value-type="string">
            <text:p>Supervisor</text:p>
          </table:table-cell>
        </table:table-row>
        <table:table-row table:style-name="ro1">
          <table:table-cell office:value-type="float" office:value="18876543" calcext:value-type="float">
            <text:p>18876543</text:p>
          </table:table-cell>
          <table:table-cell office:value-type="string" calcext:value-type="string">
            <text:p>Llopis Bernat, Jaume</text:p>
          </table:table-cell>
          <table:table-cell office:value-type="string" calcext:value-type="string">
            <text:p>C/ Artana, 3</text:p>
          </table:table-cell>
          <table:table-cell office:value-type="float" office:value="964213243" calcext:value-type="float">
            <text:p>964213243</text:p>
          </table:table-cell>
          <table:table-cell office:value-type="float" office:value="2000" calcext:value-type="float">
            <text:p>2000</text:p>
          </table:table-cell>
          <table:table-cell office:value-type="date" office:date-value="1955-12-07" calcext:value-type="date">
            <text:p>07/12/55 00:00</text:p>
          </table:table-cell>
          <table:table-cell office:value-type="float" office:value="3" calcext:value-type="float">
            <text:p>3</text:p>
          </table:table-cell>
          <table:table-cell office:value-type="float" office:value="18933333" calcext:value-type="float">
            <text:p>18933333</text:p>
          </table:table-cell>
        </table:table-row>
        <table:table-row table:style-name="ro1">
          <table:table-cell office:value-type="float" office:value="18900111" calcext:value-type="float">
            <text:p>18900111</text:p>
          </table:table-cell>
          <table:table-cell office:value-type="string" calcext:value-type="string">
            <text:p>Garrido Vidal, Rosa</text:p>
          </table:table-cell>
          <table:table-cell office:value-type="string" calcext:value-type="string">
            <text:p>C/ Herrero, 54</text:p>
          </table:table-cell>
          <table:table-cell office:value-type="float" office:value="964253545" calcext:value-type="float">
            <text:p>964253545</text:p>
          </table:table-cell>
          <table:table-cell office:value-type="float" office:value="2000" calcext:value-type="float">
            <text:p>2000</text:p>
          </table:table-cell>
          <table:table-cell office:value-type="date" office:date-value="1958-01-25" calcext:value-type="date">
            <text:p>25/01/58 00:00</text:p>
          </table:table-cell>
          <table:table-cell office:value-type="float" office:value="2" calcext:value-type="float">
            <text:p>2</text:p>
          </table:table-cell>
          <table:table-cell office:value-type="float" office:value="18932165" calcext:value-type="float">
            <text:p>18932165</text:p>
          </table:table-cell>
        </table:table-row>
        <table:table-row table:style-name="ro1">
          <table:table-cell office:value-type="float" office:value="18922222" calcext:value-type="float">
            <text:p>18922222</text:p>
          </table:table-cell>
          <table:table-cell office:value-type="string" calcext:value-type="string">
            <text:p>Nebot Aliaga, Carme</text:p>
          </table:table-cell>
          <table:table-cell office:value-type="string" calcext:value-type="string">
            <text:p>C/ Sant Vicent, 5</text:p>
          </table:table-cell>
          <table:table-cell office:value-type="float" office:value="694216191" calcext:value-type="float">
            <text:p>694216191</text:p>
          </table:table-cell>
          <table:table-cell office:value-type="float" office:value="1500" calcext:value-type="float">
            <text:p>1500</text:p>
          </table:table-cell>
          <table:table-cell office:value-type="date" office:date-value="1959-06-08" calcext:value-type="date">
            <text:p>08/06/59 00:00</text:p>
          </table:table-cell>
          <table:table-cell office:value-type="float" office:value="5" calcext:value-type="float">
            <text:p>5</text:p>
          </table:table-cell>
          <table:table-cell office:value-type="float" office:value="18944444" calcext:value-type="float">
            <text:p>18944444</text:p>
          </table:table-cell>
        </table:table-row>
        <table:table-row table:style-name="ro1">
          <table:table-cell office:value-type="float" office:value="18932165" calcext:value-type="float">
            <text:p>18932165</text:p>
          </table:table-cell>
          <table:table-cell office:value-type="string" calcext:value-type="string">
            <text:p>Folch Mestre, Pilar</text:p>
          </table:table-cell>
          <table:table-cell office:value-type="string" calcext:value-type="string">
            <text:p>C/ Palància, 22</text:p>
          </table:table-cell>
          <table:table-cell office:value-type="float" office:value="964234567" calcext:value-type="float">
            <text:p>964234567</text:p>
          </table:table-cell>
          <table:table-cell office:value-type="float" office:value="3000" calcext:value-type="float">
            <text:p>3000</text:p>
          </table:table-cell>
          <table:table-cell office:value-type="date" office:date-value="1960-06-08" calcext:value-type="date">
            <text:p>08/06/60 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33333" calcext:value-type="float">
            <text:p>18933333</text:p>
          </table:table-cell>
          <table:table-cell office:value-type="string" calcext:value-type="string">
            <text:p>Peris Andreu, Joan</text:p>
          </table:table-cell>
          <table:table-cell office:value-type="string" calcext:value-type="string">
            <text:p>C/ Balmes, 3</text:p>
          </table:table-cell>
          <table:table-cell office:value-type="float" office:value="964223344" calcext:value-type="float">
            <text:p>964223344</text:p>
          </table:table-cell>
          <table:table-cell office:value-type="float" office:value="2000" calcext:value-type="float">
            <text:p>2000</text:p>
          </table:table-cell>
          <table:table-cell office:value-type="date" office:date-value="1960-03-15" calcext:value-type="date">
            <text:p>15/03/60 00:00</text:p>
          </table:table-cell>
          <table:table-cell office:value-type="float" office:value="3" calcext:value-type="float">
            <text:p>3</text:p>
          </table:table-cell>
          <table:table-cell office:value-type="float" office:value="18944444" calcext:value-type="float">
            <text:p>18944444</text:p>
          </table:table-cell>
        </table:table-row>
        <table:table-row table:style-name="ro1">
          <table:table-cell office:value-type="float" office:value="18934567" calcext:value-type="float">
            <text:p>18934567</text:p>
          </table:table-cell>
          <table:table-cell office:value-type="string" calcext:value-type="string">
            <text:p>Sebastià Broch, Ferran</text:p>
          </table:table-cell>
          <table:table-cell office:value-type="string" calcext:value-type="string">
            <text:p>C/ Magallanes, 38</text:p>
          </table:table-cell>
          <table:table-cell office:value-type="float" office:value="964281706" calcext:value-type="float">
            <text:p>964281706</text:p>
          </table:table-cell>
          <table:table-cell office:value-type="float" office:value="2500" calcext:value-type="float">
            <text:p>2500</text:p>
          </table:table-cell>
          <table:table-cell office:value-type="date" office:date-value="1962-07-14" calcext:value-type="date">
            <text:p>14/07/62 00: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944444" calcext:value-type="float">
            <text:p>18944444</text:p>
          </table:table-cell>
          <table:table-cell office:value-type="string" calcext:value-type="string">
            <text:p>Garcia Tomàs, Alícia</text:p>
          </table:table-cell>
          <table:table-cell office:value-type="string" calcext:value-type="string">
            <text:p>C/ Amunt,15</text:p>
          </table:table-cell>
          <table:table-cell office:value-type="float" office:value="964205080" calcext:value-type="float">
            <text:p>964205080</text:p>
          </table:table-cell>
          <table:table-cell office:value-type="float" office:value="2500" calcext:value-type="float">
            <text:p>2500</text:p>
          </table:table-cell>
          <table:table-cell office:value-type="date" office:date-value="1964-05-10" calcext:value-type="date">
            <text:p>10/05/64 00:00</text:p>
          </table:table-cell>
          <table:table-cell office:value-type="float" office:value="5" calcext:value-type="float">
            <text:p>5</text:p>
          </table:table-cell>
          <table:table-cell office:value-type="float" office:value="18933333" calcext:value-type="float">
            <text:p>18933333</text:p>
          </table:table-cell>
        </table:table-row>
      </table:table>
      <table:table table:name="Familiar" table:style-name="ta1">
        <table:table-column table:style-name="co1" table:number-columns-repeated="2" table:default-cell-style-name="ce8"/>
        <table:table-column table:style-name="co3" table:default-cell-style-name="ce9"/>
        <table:table-column table:style-name="co1" table:default-cell-style-name="ce8"/>
        <table:table-row table:style-name="ro1">
          <table:table-cell table:style-name="ce7" office:value-type="string" calcext:value-type="string">
            <text:p>Dni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ata_n</text:p>
          </table:table-cell>
          <table:table-cell table:style-name="ce7" office:value-type="string" calcext:value-type="string">
            <text:p>Parentesc</text:p>
          </table:table-cell>
        </table:table-row>
        <table:table-row table:style-name="ro1">
          <table:table-cell office:value-type="float" office:value="18876543" calcext:value-type="float">
            <text:p>18876543</text:p>
          </table:table-cell>
          <table:table-cell office:value-type="string" calcext:value-type="string">
            <text:p>Jaume Llopis Doménech</text:p>
          </table:table-cell>
          <table:table-cell office:value-type="date" office:date-value="1985-06-01" calcext:value-type="date">
            <text:p>01/06/85 00:00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float" office:value="18900111" calcext:value-type="float">
            <text:p>18900111</text:p>
          </table:table-cell>
          <table:table-cell office:value-type="string" calcext:value-type="string">
            <text:p>Felip Gomis Pitarch</text:p>
          </table:table-cell>
          <table:table-cell office:value-type="date" office:date-value="1957-03-31" calcext:value-type="date">
            <text:p>31/03/57 00:00</text:p>
          </table:table-cell>
          <table:table-cell office:value-type="string" calcext:value-type="string">
            <text:p>Conjuge</text:p>
          </table:table-cell>
        </table:table-row>
        <table:table-row table:style-name="ro1">
          <table:table-cell office:value-type="float" office:value="18932165" calcext:value-type="float">
            <text:p>18932165</text:p>
          </table:table-cell>
          <table:table-cell office:value-type="string" calcext:value-type="string">
            <text:p>Josep Serra Gonzàlez</text:p>
          </table:table-cell>
          <table:table-cell office:value-type="date" office:date-value="1960-05-09" calcext:value-type="date">
            <text:p>09/05/60 00:00</text:p>
          </table:table-cell>
          <table:table-cell office:value-type="string" calcext:value-type="string">
            <text:p>Conjuge</text:p>
          </table:table-cell>
        </table:table-row>
        <table:table-row table:style-name="ro1">
          <table:table-cell office:value-type="float" office:value="18932165" calcext:value-type="float">
            <text:p>18932165</text:p>
          </table:table-cell>
          <table:table-cell office:value-type="string" calcext:value-type="string">
            <text:p>Xavier Serra Folch</text:p>
          </table:table-cell>
          <table:table-cell office:value-type="date" office:date-value="1990-04-05" calcext:value-type="date">
            <text:p>05/04/90 00:00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float" office:value="18933333" calcext:value-type="float">
            <text:p>18933333</text:p>
          </table:table-cell>
          <table:table-cell office:value-type="string" calcext:value-type="string">
            <text:p>Silvia Prades Arnau</text:p>
          </table:table-cell>
          <table:table-cell office:value-type="date" office:date-value="1962-03-15" calcext:value-type="date">
            <text:p>15/03/62 00:00</text:p>
          </table:table-cell>
          <table:table-cell office:value-type="string" calcext:value-type="string">
            <text:p>Conjuge</text:p>
          </table:table-cell>
        </table:table-row>
        <table:table-row table:style-name="ro1">
          <table:table-cell office:value-type="float" office:value="18933333" calcext:value-type="float">
            <text:p>18933333</text:p>
          </table:table-cell>
          <table:table-cell office:value-type="string" calcext:value-type="string">
            <text:p>Sílvia Peris Prades</text:p>
          </table:table-cell>
          <table:table-cell office:value-type="date" office:date-value="1995-07-17" calcext:value-type="date">
            <text:p>17/07/95 00:00</text:p>
          </table:table-cell>
          <table:table-cell office:value-type="string" calcext:value-type="string">
            <text:p>Filla</text:p>
          </table:table-cell>
        </table:table-row>
        <table:table-row table:style-name="ro1">
          <table:table-cell office:value-type="float" office:value="18944444" calcext:value-type="float">
            <text:p>18944444</text:p>
          </table:table-cell>
          <table:table-cell office:value-type="string" calcext:value-type="string">
            <text:p>Andreu García Torró</text:p>
          </table:table-cell>
          <table:table-cell office:value-type="date" office:date-value="2022-09-15" calcext:value-type="date">
            <text:p>15/09/22 00:00</text:p>
          </table:table-cell>
          <table:table-cell office:value-type="string" calcext:value-type="string">
            <text:p>Pare</text:p>
          </table:table-cell>
        </table:table-row>
        <table:table-row table:style-name="ro1">
          <table:table-cell office:value-type="float" office:value="18944444" calcext:value-type="float">
            <text:p>18944444</text:p>
          </table:table-cell>
          <table:table-cell office:value-type="string" calcext:value-type="string">
            <text:p>Laura Almela Garcia</text:p>
          </table:table-cell>
          <table:table-cell office:value-type="date" office:date-value="1992-12-05" calcext:value-type="date">
            <text:p>05/12/92 00:00</text:p>
          </table:table-cell>
          <table:table-cell office:value-type="string" calcext:value-type="string">
            <text:p>Filla</text:p>
          </table:table-cell>
        </table:table-row>
        <table:table-row table:style-name="ro1">
          <table:table-cell office:value-type="float" office:value="18944444" calcext:value-type="float">
            <text:p>18944444</text:p>
          </table:table-cell>
          <table:table-cell office:value-type="string" calcext:value-type="string">
            <text:p>Lluís Almela Garcia</text:p>
          </table:table-cell>
          <table:table-cell office:value-type="date" office:date-value="1994-05-10" calcext:value-type="date">
            <text:p>10/05/94 00:00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float" office:value="18944444" calcext:value-type="float">
            <text:p>18944444</text:p>
          </table:table-cell>
          <table:table-cell office:value-type="string" calcext:value-type="string">
            <text:p>Marc Almela Tomeu</text:p>
          </table:table-cell>
          <table:table-cell office:value-type="date" office:date-value="1964-03-25" calcext:value-type="date">
            <text:p>25/03/64 00:00</text:p>
          </table:table-cell>
          <table:table-cell office:value-type="string" calcext:value-type="string">
            <text:p>Conjuge</text:p>
          </table:table-cell>
        </table:table-row>
      </table:table>
      <table:table table:name="Project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ditoria ordinà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toria 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grama comptabilit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 vend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opilació da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àlisi estadíst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tudi rendimen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06:59:09.03056284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09:20:05.933525097</meta:creation-date>
    <dc:date>2021-11-02T07:00:29.321762765</dc:date>
    <meta:editing-duration>PT1H39M42S</meta:editing-duration>
    <meta:editing-cycles>3</meta:editing-cycles>
    <meta:generator>LibreOffice/6.0.7.3$Linux_X86_64 LibreOffice_project/00m0$Build-3</meta:generator>
    <meta:document-statistic meta:table-count="4" meta:cell-count="151" meta:object-count="0"/>
  </office:meta>
</office:document-meta>
</file>